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F4164C9E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517cm, 3.312cm, 8.153cm, 4.3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75cm" svg:height="21.999cm" svg:x="0.892cm" svg:y="2.592cm">
          <draw:image xlink:href="Pictures/10000000000005E8000007E0F4164C9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8T11:45:55.844540197</dc:date>
    <meta:editing-duration>PT3M33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